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0.75cm" svg:height="0.75cm" svg:x="14.25cm" svg:y="2.75cm">
          <text:p text:style-name="P1">SRV</text:p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75cm" svg:height="0.75cm" svg:x="13.25cm" svg:y="2.75cm">
          <text:p text:style-name="P1">SRV</text:p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0.75cm" svg:height="0.75cm" svg:x="12.25cm" svg:y="2.75cm">
          <text:p text:style-name="P1">SRV</text:p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0.75cm" svg:height="0.75cm" svg:x="11.25cm" svg:y="2.75cm">
          <text:p text:style-name="P1">SRV</text:p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" draw:id="id31" draw:layer="layout" svg:width="0.75cm" svg:height="0.75cm" svg:x="10.25cm" svg:y="2.75cm">
          <text:p text:style-name="P1">SRV</text:p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0.75cm" svg:height="0.75cm" svg:x="9.25cm" svg:y="2.75cm">
          <text:p text:style-name="P1">SRV</text:p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5" draw:id="id35" draw:layer="layout" svg:width="0.75cm" svg:height="0.75cm" svg:x="8.25cm" svg:y="2.75cm">
          <text:p text:style-name="P1">SRV</text:p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7" draw:id="id37" draw:layer="layout" svg:width="0.75cm" svg:height="0.75cm" svg:x="7.25cm" svg:y="2.75cm">
          <text:p text:style-name="P1">SRV</text:p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5cm" svg:height="0.75cm" svg:x="15.25cm" svg:y="1.75cm">
          <text:p text:style-name="P1">D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5cm" svg:height="0.75cm" svg:x="16.25cm" svg:y="1.75cm">
          <text:p text:style-name="P1">D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5cm" svg:height="0.75cm" svg:x="5.75cm" svg:y="1.75cm">
          <text:p text:style-name="P1">D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8" draw:id="id18" draw:layer="layout" svg:width="0.75cm" svg:height="0.75cm" svg:x="4.75cm" svg:y="1.75cm">
          <text:p text:style-name="P1">D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5cm" svg:height="0.75cm" svg:x="3.75cm" svg:y="1.75cm">
          <text:p text:style-name="P1">D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6" draw:id="id36" draw:layer="layout" svg:width="0.75cm" svg:height="0.75cm" svg:x="6.75cm" svg:y="1.75cm">
          <text:p text:style-name="P1">D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4" draw:id="id34" draw:layer="layout" svg:width="0.75cm" svg:height="0.75cm" svg:x="7.75cm" svg:y="1.75cm">
          <text:p text:style-name="P1">D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2" draw:id="id32" draw:layer="layout" svg:width="0.75cm" svg:height="0.75cm" svg:x="9.25cm" svg:y="1.75cm">
          <text:p text:style-name="P1">D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0" draw:id="id30" draw:layer="layout" svg:width="0.75cm" svg:height="0.75cm" svg:x="10.25cm" svg:y="1.75cm">
          <text:p text:style-name="P1">D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8" draw:id="id28" draw:layer="layout" svg:width="0.75cm" svg:height="0.75cm" svg:x="11.25cm" svg:y="1.75cm">
          <text:p text:style-name="P1">D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6" draw:id="id26" draw:layer="layout" svg:width="0.75cm" svg:height="0.75cm" svg:x="12.25cm" svg:y="1.75cm">
          <text:p text:style-name="P1">D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4" draw:id="id24" draw:layer="layout" svg:width="0.75cm" svg:height="0.75cm" svg:x="13.25cm" svg:y="1.75cm">
          <text:p text:style-name="P1">D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3" draw:id="id23" draw:layer="layout" svg:width="0.75cm" svg:height="0.75cm" svg:x="14.25cm" svg:y="1.75cm">
          <text:p text:style-name="P1">D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8" draw:id="id38" draw:layer="layout" svg:width="0.75cm" svg:height="0.75cm" svg:x="4.25cm" svg:y="20.75cm">
          <text:p text:style-name="P1">RES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5cm" svg:height="0.75cm" svg:x="5.25cm" svg:y="20.75cm">
          <text:p text:style-name="P1">3.3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5cm" svg:height="0.75cm" svg:x="6.25cm" svg:y="20.75cm">
          <text:p text:style-name="P1">5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1" draw:id="id21" draw:layer="layout" svg:width="0.75cm" svg:height="0.75cm" svg:x="7.25cm" svg:y="20.75cm">
          <text:p text:style-name="P1">G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5cm" svg:height="0.75cm" svg:x="8.25cm" svg:y="20.75cm">
          <text:p text:style-name="P1">G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5cm" svg:height="0.75cm" svg:x="9.25cm" svg:y="20.75cm">
          <text:p text:style-name="P1">V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9" draw:id="id19" draw:layer="layout" svg:width="0.75cm" svg:height="0.75cm" svg:x="4.25cm" svg:y="2.75cm">
          <text:p text:style-name="P1">L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0.75cm" svg:height="0.75cm" svg:x="7.25cm" svg:y="3.75cm">
          <text:p text:style-name="P1">V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0.75cm" svg:height="0.75cm" svg:x="7.25cm" svg:y="4.75cm">
          <text:p text:style-name="P1">G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0.75cm" svg:height="0.75cm" svg:x="2.75cm" svg:y="4.75cm">
          <text:p text:style-name="P1">G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7" draw:id="id17" draw:layer="layout" svg:width="0.75cm" svg:height="0.75cm" svg:x="2.75cm" svg:y="3.75cm">
          <text:p text:style-name="P1">V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0.75cm" svg:height="0.75cm" svg:x="8.25cm" svg:y="3.75cm">
          <text:p text:style-name="P1">V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0.75cm" svg:height="0.75cm" svg:x="8.25cm" svg:y="4.75cm">
          <text:p text:style-name="P1">G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0.75cm" svg:height="0.75cm" svg:x="9.25cm" svg:y="3.75cm">
          <text:p text:style-name="P1">V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75cm" svg:height="0.75cm" svg:x="9.25cm" svg:y="4.75cm">
          <text:p text:style-name="P1">G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0.75cm" svg:height="0.75cm" svg:x="10.25cm" svg:y="3.75cm">
          <text:p text:style-name="P1">V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0.75cm" svg:height="0.75cm" svg:x="10.25cm" svg:y="4.75cm">
          <text:p text:style-name="P1">G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0.75cm" svg:height="0.75cm" svg:x="11.25cm" svg:y="3.75cm">
          <text:p text:style-name="P1">V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0.75cm" svg:height="0.75cm" svg:x="11.25cm" svg:y="4.75cm">
          <text:p text:style-name="P1">G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0.75cm" svg:height="0.75cm" svg:x="12.25cm" svg:y="3.75cm">
          <text:p text:style-name="P1">V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0.75cm" svg:height="0.75cm" svg:x="12.25cm" svg:y="4.75cm">
          <text:p text:style-name="P1">G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0.75cm" svg:height="0.75cm" svg:x="13.25cm" svg:y="3.75cm">
          <text:p text:style-name="P1">V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0.75cm" svg:height="0.75cm" svg:x="13.25cm" svg:y="4.75cm">
          <text:p text:style-name="P1">G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" draw:id="id8" draw:layer="layout" svg:width="0.75cm" svg:height="0.75cm" svg:x="14.25cm" svg:y="3.75cm">
          <text:p text:style-name="P1">V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0.75cm" svg:height="0.75cm" svg:x="14.25cm" svg:y="4.75cm">
          <text:p text:style-name="P1">G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8cm" svg:y1="4.125cm" svg:x2="8.25cm" svg:y2="4.125cm" draw:start-shape="id1" draw:start-glue-point="10" draw:end-shape="id2" draw:end-glue-point="6" svg:d="m8000 4125h250">
          <text:p/>
        </draw:connector>
        <draw:connector draw:style-name="gr5" draw:text-style-name="P1" draw:layer="layout" svg:x1="9cm" svg:y1="4.125cm" svg:x2="9.25cm" svg:y2="4.125cm" draw:start-shape="id2" draw:start-glue-point="10" draw:end-shape="id3" draw:end-glue-point="6" svg:d="m9000 4125h250">
          <text:p/>
        </draw:connector>
        <draw:connector draw:style-name="gr5" draw:text-style-name="P1" draw:layer="layout" svg:x1="10cm" svg:y1="4.125cm" svg:x2="10.25cm" svg:y2="4.125cm" draw:start-shape="id3" draw:start-glue-point="10" draw:end-shape="id4" draw:end-glue-point="6" svg:d="m10000 4125h250">
          <text:p/>
        </draw:connector>
        <draw:connector draw:style-name="gr5" draw:text-style-name="P1" draw:layer="layout" svg:x1="11cm" svg:y1="4.125cm" svg:x2="11.25cm" svg:y2="4.125cm" draw:start-shape="id4" draw:start-glue-point="10" draw:end-shape="id5" draw:end-glue-point="6" svg:d="m11000 4125h250">
          <text:p/>
        </draw:connector>
        <draw:connector draw:style-name="gr5" draw:text-style-name="P1" draw:layer="layout" svg:x1="12cm" svg:y1="4.125cm" svg:x2="12.25cm" svg:y2="4.125cm" draw:start-shape="id5" draw:start-glue-point="10" draw:end-shape="id6" draw:end-glue-point="6" svg:d="m12000 4125h250">
          <text:p/>
        </draw:connector>
        <draw:connector draw:style-name="gr5" draw:text-style-name="P1" draw:layer="layout" svg:x1="13cm" svg:y1="4.125cm" svg:x2="13.25cm" svg:y2="4.125cm" draw:start-shape="id6" draw:start-glue-point="10" draw:end-shape="id7" draw:end-glue-point="6" svg:d="m13000 4125h250">
          <text:p/>
        </draw:connector>
        <draw:connector draw:style-name="gr5" draw:text-style-name="P1" draw:layer="layout" svg:x1="14cm" svg:y1="4.125cm" svg:x2="14.25cm" svg:y2="4.125cm" draw:start-shape="id7" draw:start-glue-point="10" draw:end-shape="id8" draw:end-glue-point="6" svg:d="m14000 4125h250">
          <text:p/>
        </draw:connector>
        <draw:connector draw:style-name="gr5" draw:text-style-name="P1" draw:layer="layout" svg:x1="8cm" svg:y1="5.125cm" svg:x2="8.25cm" svg:y2="5.125cm" draw:start-shape="id9" draw:start-glue-point="10" draw:end-shape="id10" draw:end-glue-point="6" svg:d="m8000 5125h250">
          <text:p/>
        </draw:connector>
        <draw:connector draw:style-name="gr5" draw:text-style-name="P1" draw:layer="layout" svg:x1="9cm" svg:y1="5.125cm" svg:x2="9.25cm" svg:y2="5.125cm" draw:start-shape="id10" draw:start-glue-point="10" draw:end-shape="id11" draw:end-glue-point="6" svg:d="m9000 5125h250">
          <text:p/>
        </draw:connector>
        <draw:connector draw:style-name="gr5" draw:text-style-name="P1" draw:layer="layout" svg:x1="10cm" svg:y1="5.125cm" svg:x2="10.25cm" svg:y2="5.125cm" draw:start-shape="id11" draw:start-glue-point="10" draw:end-shape="id12" draw:end-glue-point="6" svg:d="m10000 5125h250">
          <text:p/>
        </draw:connector>
        <draw:connector draw:style-name="gr5" draw:text-style-name="P1" draw:layer="layout" svg:x1="11cm" svg:y1="5.125cm" svg:x2="11.25cm" svg:y2="5.125cm" draw:start-shape="id12" draw:start-glue-point="10" draw:end-shape="id13" draw:end-glue-point="6" svg:d="m11000 5125h250">
          <text:p/>
        </draw:connector>
        <draw:connector draw:style-name="gr5" draw:text-style-name="P1" draw:layer="layout" svg:x1="12cm" svg:y1="5.125cm" svg:x2="12.25cm" svg:y2="5.125cm" draw:start-shape="id13" draw:start-glue-point="10" draw:end-shape="id14" draw:end-glue-point="6" svg:d="m12000 5125h250">
          <text:p/>
        </draw:connector>
        <draw:connector draw:style-name="gr5" draw:text-style-name="P1" draw:layer="layout" svg:x1="13cm" svg:y1="5.125cm" svg:x2="13.25cm" svg:y2="5.125cm" draw:start-shape="id14" draw:start-glue-point="10" draw:end-shape="id15" draw:end-glue-point="6" svg:d="m13000 5125h250">
          <text:p/>
        </draw:connector>
        <draw:connector draw:style-name="gr5" draw:text-style-name="P1" draw:layer="layout" svg:x1="14cm" svg:y1="5.125cm" svg:x2="14.25cm" svg:y2="5.125cm" draw:start-shape="id15" draw:start-glue-point="10" draw:end-shape="id16" draw:end-glue-point="6" svg:d="m14000 5125h250">
          <text:p/>
        </draw:connector>
        <draw:connector draw:style-name="gr5" draw:text-style-name="P1" draw:layer="layout" svg:x1="3.5cm" svg:y1="4.125cm" svg:x2="7.25cm" svg:y2="4.125cm" draw:start-shape="id17" draw:start-glue-point="10" draw:end-shape="id1" draw:end-glue-point="6" svg:d="m3500 4125h3750">
          <text:p/>
        </draw:connector>
        <draw:connector draw:style-name="gr5" draw:text-style-name="P1" draw:layer="layout" svg:x1="5.125cm" svg:y1="2.5cm" svg:x2="5cm" svg:y2="3.125cm" draw:start-shape="id18" draw:start-glue-point="8" draw:end-shape="id19" draw:end-glue-point="10" svg:d="m5125 2500v625h-125">
          <text:p/>
        </draw:connector>
        <draw:connector draw:style-name="gr5" draw:text-style-name="P1" draw:layer="layout" svg:x1="3.5cm" svg:y1="5.125cm" svg:x2="7.25cm" svg:y2="5.125cm" draw:start-shape="id20" draw:start-glue-point="10" draw:end-shape="id9" draw:end-glue-point="6" svg:d="m3500 5125h3750">
          <text:p/>
        </draw:connector>
        <draw:connector draw:style-name="gr5" draw:text-style-name="P1" draw:layer="layout" svg:x1="7.625cm" svg:y1="5.5cm" svg:x2="7.625cm" svg:y2="20.75cm" draw:start-shape="id9" draw:start-glue-point="8" draw:end-shape="id21" draw:end-glue-point="4" svg:d="m7625 5500v15250">
          <text:p/>
        </draw:connector>
        <draw:custom-shape draw:style-name="gr3" draw:text-style-name="P1" draw:layer="layout" svg:width="0.75cm" svg:height="0.75cm" svg:x="16.2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5cm" svg:height="0.75cm" svg:x="16.2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5cm" svg:height="0.75cm" svg:x="16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5cm" svg:height="0.75cm" svg:x="16.2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5cm" svg:height="0.75cm" svg:x="16.2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5cm" svg:height="0.75cm" svg:x="16.2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5cm" svg:height="0.75cm" svg:x="16.2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5cm" svg:height="0.75cm" svg:x="16.2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5cm" svg:height="0.75cm" svg:x="16.2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5cm" svg:height="0.75cm" svg:x="16.2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5cm" svg:height="0.75cm" svg:x="16.2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5cm" svg:height="0.75cm" svg:x="16.25cm" svg:y="1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5cm" svg:height="0.75cm" svg:x="16.2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5cm" svg:height="0.75cm" svg:x="16.25cm" svg:y="1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5cm" svg:height="0.75cm" svg:x="16.25cm" svg:y="1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5cm" svg:height="0.75cm" svg:x="16.25cm" svg:y="1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5cm" svg:height="0.75cm" svg:x="16.25cm" svg:y="1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5cm" svg:height="0.75cm" svg:x="16.25cm" svg:y="1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2" draw:id="id22" draw:layer="layout" svg:width="0.75cm" svg:height="0.75cm" svg:x="2.75cm" svg:y="1.75cm">
          <text:p text:style-name="P1">G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4.25cm" svg:y1="3.125cm" svg:x2="3.125cm" svg:y2="2.5cm" draw:start-shape="id19" draw:start-glue-point="6" draw:end-shape="id22" draw:end-glue-point="8" svg:d="m4250 3125h-1125v-625">
          <text:p/>
        </draw:connector>
        <draw:connector draw:style-name="gr5" draw:text-style-name="P1" draw:layer="layout" svg:x1="14.625cm" svg:y1="2.5cm" svg:x2="14.625cm" svg:y2="2.5cm" draw:start-shape="id23" draw:start-glue-point="8" draw:end-shape="id23" draw:end-glue-point="8" svg:d="m14625 2500">
          <text:p/>
        </draw:connector>
        <draw:connector draw:style-name="gr5" draw:text-style-name="P1" draw:layer="layout" svg:x1="13.625cm" svg:y1="2.5cm" svg:x2="13.625cm" svg:y2="2.75cm" draw:start-shape="id24" draw:start-glue-point="8" draw:end-shape="id25" draw:end-glue-point="4" svg:d="m13625 2500v250">
          <text:p/>
        </draw:connector>
        <draw:connector draw:style-name="gr5" draw:text-style-name="P1" draw:layer="layout" svg:x1="12.625cm" svg:y1="2.5cm" svg:x2="12.625cm" svg:y2="2.75cm" draw:start-shape="id26" draw:start-glue-point="8" draw:end-shape="id27" draw:end-glue-point="4" svg:d="m12625 2500v250">
          <text:p/>
        </draw:connector>
        <draw:connector draw:style-name="gr5" draw:text-style-name="P1" draw:layer="layout" svg:x1="11.625cm" svg:y1="2.5cm" svg:x2="11.625cm" svg:y2="2.75cm" draw:start-shape="id28" draw:start-glue-point="8" draw:end-shape="id29" draw:end-glue-point="4" svg:d="m11625 2500v250">
          <text:p/>
        </draw:connector>
        <draw:connector draw:style-name="gr5" draw:text-style-name="P1" draw:layer="layout" svg:x1="10.625cm" svg:y1="2.5cm" svg:x2="10.625cm" svg:y2="2.75cm" draw:start-shape="id30" draw:start-glue-point="8" draw:end-shape="id31" draw:end-glue-point="4" svg:d="m10625 2500v250">
          <text:p/>
        </draw:connector>
        <draw:connector draw:style-name="gr5" draw:text-style-name="P1" draw:layer="layout" svg:x1="9.625cm" svg:y1="2.5cm" svg:x2="9.625cm" svg:y2="2.75cm" draw:start-shape="id32" draw:start-glue-point="8" draw:end-shape="id33" draw:end-glue-point="4" svg:d="m9625 2500v250">
          <text:p/>
        </draw:connector>
        <draw:connector draw:style-name="gr5" draw:text-style-name="P1" draw:layer="layout" svg:x1="8.125cm" svg:y1="2.5cm" svg:x2="8.625cm" svg:y2="2.75cm" draw:start-shape="id34" draw:start-glue-point="8" draw:end-shape="id35" draw:end-glue-point="4" svg:d="m8125 2500v126h500v124">
          <text:p/>
        </draw:connector>
        <draw:connector draw:style-name="gr5" draw:text-style-name="P1" draw:layer="layout" svg:x1="7.125cm" svg:y1="2.5cm" svg:x2="7.625cm" svg:y2="2.75cm" draw:start-shape="id36" draw:start-glue-point="8" draw:end-shape="id37" draw:end-glue-point="4" svg:d="m7125 2500v126h500v124">
          <text:p/>
        </draw:connector>
        <draw:custom-shape draw:style-name="gr3" draw:text-style-name="P1" xml:id="id39" draw:id="id39" draw:layer="layout" svg:width="0.75cm" svg:height="0.75cm" svg:x="6cm" svg:y="17.75cm">
          <text:p text:style-name="P1">SW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4.625cm" svg:y1="20.75cm" svg:x2="6cm" svg:y2="18.125cm" draw:start-shape="id38" draw:start-glue-point="4" draw:end-shape="id39" draw:end-glue-point="6" svg:d="m4625 20750v-2625h1375">
          <text:p/>
        </draw:connector>
        <draw:connector draw:style-name="gr5" draw:text-style-name="P1" draw:layer="layout" svg:x1="6.75cm" svg:y1="18.125cm" svg:x2="7.625cm" svg:y2="20.75cm" draw:start-shape="id39" draw:start-glue-point="10" draw:end-shape="id21" draw:end-glue-point="4" svg:d="m6750 18125h875v26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VL ゴシック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07T00:49:55</meta:creation-date>
    <dc:date>2013-01-07T01:08:42</dc:date>
    <meta:editing-duration>PT3M27S</meta:editing-duration>
    <meta:editing-cycles>1</meta:editing-cycles>
    <meta:document-statistic meta:object-count="95"/>
    <meta:generator>LibreOffice/3.5$Linux_X86_64 LibreOffice_project/350m1$Build-2</meta:generator>
  </office:meta>
</office:document-meta>
</file>